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C90000033D95089246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381cm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118cm" svg:height="5.943cm" svg:x="1.002cm" svg:y="0.153cm">
          <draw:image xlink:href="Pictures/10000000000004C90000033D95089246.png" xlink:type="simple" xlink:show="embed" xlink:actuate="onLoad">
            <text:p/>
          </draw:image>
        </draw:frame>
        <draw:frame draw:style-name="gr2" draw:layer="layout" svg:width="3.81cm" svg:height="0.683cm" svg:x="3.937cm" svg:y="6.096cm">
          <draw:text-box>
            <text:p><text:span text:style-name="T1">wavelength (nm)</text:span></text:p>
          </draw:text-box>
        </draw:frame>
        <draw:frame draw:style-name="gr3" draw:layer="layout" svg:width="4.445cm" svg:height="0.885cm" draw:transform="rotate (1.5707963267949) translate (0.254cm 5.08cm)">
          <draw:text-box>
            <text:p><text:span text:style-name="T2">fluorescence (a.u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0.12cm" fo:page-height="6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26T17:07:51</meta:creation-date>
    <dc:date>2013-10-26T17:14:11</dc:date>
    <meta:editing-duration>PT1M55S</meta:editing-duration>
    <meta:editing-cycles>2</meta:editing-cycles>
    <meta:generator>LibreOffice/4.0.2.2$Linux_X86_64 LibreOffice_project/400m0$Build-2</meta:generator>
    <meta:document-statistic meta:object-count="3"/>
  </office:meta>
</office:document-meta>
</file>